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10T17:16:50.84764" calcext:value-type="date">
            <text:p>20260110T1716</text:p>
          </table:table-cell>
          <table:table-cell table:style-name="ce34" table:formula="of:=[.$B$1]" office:value-type="date" office:date-value="2026-01-10T17:16:50.84764" calcext:value-type="date" table:number-columns-spanned="2" table:number-rows-spanned="1">
            <text:p>Sat 01/10/2026 17:16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72" calcext:value-type="float">
            <text:p>172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4T09:39:40.35772" calcext:value-type="date">
            <text:p>20260314T0939</text:p>
          </table:table-cell>
          <table:table-cell table:style-name="ce40" table:formula="of:=[Inventory.$F$2]" office:value-type="date" office:date-value="2026-03-14T09:39:40.35772" calcext:value-type="date" table:number-columns-spanned="2" table:number-rows-spanned="1">
            <text:p>Sat 03/14/2026 09:39</text:p>
          </table:table-cell>
          <table:covered-table-cell/>
          <table:table-cell table:style-name="ce62" table:formula="of:=FLOOR(([.$E$2]-([.$E$3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57.7799670411806" calcext:value-type="float">
            <text:p>57.8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12" calcext:value-type="float">
            <text:p>12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140" calcext:value-type="float">
            <text:p>214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140" calcext:value-type="float">
            <text:p>214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0" calcext:value-type="float">
            <text:p>10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7" calcext:value-type="float">
            <text:p>7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48" calcext:value-type="float">
            <text:p>348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725746169956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10T17:48:50.84764" calcext:value-type="date">
            <text:p>20260110T1748</text:p>
          </table:table-cell>
          <table:table-cell table:style-name="ce34" table:formula="of:=[.B12]" office:value-type="date" office:date-value="2026-01-10T17:48:50.84764" calcext:value-type="date" table:number-columns-spanned="2" table:number-rows-spanned="1">
            <text:p>Sat 01/10/2026 17:48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030123940685" calcext:value-type="float">
            <text:p>1.70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06024788137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0267075062816" calcext:value-type="float">
            <text:p>1.70</text:p>
          </table:table-cell>
          <table:table-cell/>
          <table:table-cell table:style-name="ce52" table:formula="of:=-[Inventory.$D$203]" office:value-type="float" office:value="34.0534150125632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8.61951897302419" calcext:value-type="float">
            <text:p>8.62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4T09:39:40.35772" calcext:value-type="date" table:number-columns-spanned="2" table:number-rows-spanned="1">
            <text:p>2026-03-14 09:39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72" calcext:value-type="float">
            <text:p>172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72" calcext:value-type="float">
            <text:p>172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57.7800969392824" calcext:value-type="float">
            <text:p>57.8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07" calcext:value-type="float">
            <text:p>107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10T17:16:39.62445" calcext:value-type="date">
            <text:p>20260110T1716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140" calcext:value-type="float">
            <text:p>214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7:57:00.90816" calcext:value-type="date">
            <text:p>20260108T0757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139]);&quot;&quot;;([.$A139]-[.$A138])*24)" office:value-type="float" office:value="4.58801934117194" calcext:value-type="float">
            <text:p>4.6</text:p>
          </table:table-cell>
          <table:table-cell table:style-name="ce81" table:formula="of:=IF(ISBLANK([.$A139]);&quot;&quot;;([.$B139]-[.$B138])/([.$A139]-[.$A138]))" office:value-type="float" office:value="-47.0791389351087" calcext:value-type="float">
            <text:p>-47</text:p>
          </table:table-cell>
          <table:table-cell table:style-name="ce81" table:formula="of:=IF(ISBLANK([.A139]);&quot;&quot;;-([.$A139]-[.$A138])*24*60/([.$B139]-[.$B138]))" office:value-type="float" office:value="30.586795607813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07:14:25.91285" calcext:value-type="date">
            <text:p>20260109T0714</text:p>
          </table:table-cell>
          <table:table-cell table:style-name="ce78" office:value-type="float" office:value="2194" calcext:value-type="float">
            <text:p>2194</text:p>
          </table:table-cell>
          <table:table-cell table:style-name="ce79" table:formula="of:=IF(ISBLANK([.$A140]);&quot;&quot;;([.$A140]-[.$A139])*24)" office:value-type="float" office:value="23.2902790813239" calcext:value-type="float">
            <text:p>23.3</text:p>
          </table:table-cell>
          <table:table-cell table:style-name="ce81" table:formula="of:=IF(ISBLANK([.$A140]);&quot;&quot;;([.$B140]-[.$B139])/([.$A140]-[.$A139]))" office:value-type="float" office:value="-26.7922938072638" calcext:value-type="float">
            <text:p>-27</text:p>
          </table:table-cell>
          <table:table-cell table:style-name="ce81" table:formula="of:=IF(ISBLANK([.A140]);&quot;&quot;;-([.$A140]-[.$A139])*24*60/([.$B140]-[.$B139]))" office:value-type="float" office:value="53.7467978799782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14:24:43.77597" calcext:value-type="date">
            <text:p>20260109T1424</text:p>
          </table:table-cell>
          <table:table-cell table:style-name="ce78" office:value-type="float" office:value="2180" calcext:value-type="float">
            <text:p>2180</text:p>
          </table:table-cell>
          <table:table-cell table:style-name="ce79" table:formula="of:=IF(ISBLANK([.$A141]);&quot;&quot;;([.$A141]-[.$A140])*24)" office:value-type="float" office:value="7.17162864521361" calcext:value-type="float">
            <text:p>7.2</text:p>
          </table:table-cell>
          <table:table-cell table:style-name="ce81" table:formula="of:=IF(ISBLANK([.$A141]);&quot;&quot;;([.$B141]-[.$B140])/([.$A141]-[.$A140]))" office:value-type="float" office:value="-46.8512825499196" calcext:value-type="float">
            <text:p>-47</text:p>
          </table:table-cell>
          <table:table-cell table:style-name="ce81" table:formula="of:=IF(ISBLANK([.A141]);&quot;&quot;;-([.$A141]-[.$A140])*24*60/([.$B141]-[.$B140]))" office:value-type="float" office:value="30.7355513366298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10T03:23:28.93586" calcext:value-type="date">
            <text:p>20260110T0323</text:p>
          </table:table-cell>
          <table:table-cell table:style-name="ce78" office:value-type="float" office:value="2160" calcext:value-type="float">
            <text:p>2160</text:p>
          </table:table-cell>
          <table:table-cell table:style-name="ce79" table:formula="of:=IF(ISBLANK([.$A142]);&quot;&quot;;([.$A142]-[.$A141])*24)" office:value-type="float" office:value="12.9792110795386" calcext:value-type="float">
            <text:p>13.0</text:p>
          </table:table-cell>
          <table:table-cell table:style-name="ce81" table:formula="of:=IF(ISBLANK([.$A142]);&quot;&quot;;([.$B142]-[.$B141])/([.$A142]-[.$A141]))" office:value-type="float" office:value="-36.9822169512836" calcext:value-type="float">
            <text:p>-37</text:p>
          </table:table-cell>
          <table:table-cell table:style-name="ce81" table:formula="of:=IF(ISBLANK([.A142]);&quot;&quot;;-([.$A142]-[.$A141])*24*60/([.$B142]-[.$B141]))" office:value-type="float" office:value="38.937633238615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10T17:16:39.62445" calcext:value-type="date">
            <text:p>20260110T1716</text:p>
          </table:table-cell>
          <table:table-cell table:style-name="ce78" office:value-type="float" office:value="2140" calcext:value-type="float">
            <text:p>2140</text:p>
          </table:table-cell>
          <table:table-cell table:style-name="ce79" table:formula="of:=IF(ISBLANK([.$A143]);&quot;&quot;;([.$A143]-[.$A142])*24)" office:value-type="float" office:value="13.8863023848969" calcext:value-type="float">
            <text:p>13.9</text:p>
          </table:table-cell>
          <table:table-cell table:style-name="ce81" table:formula="of:=IF(ISBLANK([.$A143]);&quot;&quot;;([.$B143]-[.$B142])/([.$A143]-[.$A142]))" office:value-type="float" office:value="-34.566437248411" calcext:value-type="float">
            <text:p>-35</text:p>
          </table:table-cell>
          <table:table-cell table:style-name="ce81" table:formula="of:=IF(ISBLANK([.A143]);&quot;&quot;;-([.$A143]-[.$A142])*24*60/([.$B143]-[.$B142]))" office:value-type="float" office:value="41.6589071546908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526627223176" calcext:value-type="float">
            <text:p>-38</text:p>
          </table:table-cell>
          <table:table-cell table:style-name="ce68" table:formula="of:=AVERAGE([.$E$3:.$E$200])" office:value-type="float" office:value="41.9725746169956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0534150125632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7:16:34.106918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10T17:16:57.285013136</dc:date>
    <meta:editing-cycles>2668</meta:editing-cycles>
    <meta:editing-duration>P8DT17H20M48S</meta:editing-duration>
    <meta:generator>LibreOffice/24.2.7.2$Linux_X86_64 LibreOffice_project/420$Build-2</meta:generator>
    <meta:document-statistic meta:table-count="3" meta:cell-count="961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5.4025504366">
                <text:p>46095.4025504366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72">
                <text:p>172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5">
                <text:p>46030.1400930385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30.3312605111">
                <text:p>46030.3312605111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031.3016888061">
                <text:p>46031.3016888061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031.6005066663">
                <text:p>46031.6005066663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032.141307128">
                <text:p>46032.141307128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032.7199030607">
                <text:p>46032.7199030607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